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80000029C841A28F9E9320549.png" manifest:media-type="image/png"/>
  <manifest:file-entry manifest:full-path="Pictures/1000000100000505000002D5E9787EAEABBF6C24.png" manifest:media-type="image/png"/>
  <manifest:file-entry manifest:full-path="Pictures/10000001000006A5000003C3BCAA1C7445B6074B.png" manifest:media-type="image/png"/>
  <manifest:file-entry manifest:full-path="Pictures/10000001000003C00000021CE57EF086D76C3C96.png" manifest:media-type="image/png"/>
  <manifest:file-entry manifest:full-path="Pictures/1000000100000505000002D5475B03AD185182E7.png" manifest:media-type="image/png"/>
  <manifest:file-entry manifest:full-path="Pictures/10000001000005A1000003C0AF05980A814ABC72.png" manifest:media-type="image/png"/>
  <manifest:file-entry manifest:full-path="Pictures/1000000100000505000002D59042CA3E21F66F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fo:min-height="7.112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14cm" svg:height="15.749cm" svg:x="0.1cm" svg:y="0.001cm">
          <draw:image xlink:href="Pictures/1000000100000505000002D59042CA3E21F66F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14cm" svg:height="15.749cm" svg:x="0.1cm" svg:y="0.101cm">
          <draw:image xlink:href="Pictures/1000000100000505000002D5475B03AD185182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DOM(Document Object Model) </text:p>
          </draw:text-box>
        </draw:frame>
        <draw:frame draw:style-name="gr3" draw:text-style-name="P4" draw:layer="layout" svg:width="16.784cm" svg:height="9.441cm" svg:x="3.716cm" svg:y="3.257cm">
          <draw:image xlink:href="Pictures/10000001000003C00000021CE57EF086D76C3C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14cm" svg:height="15.749cm" svg:x="0.1cm" svg:y="0.101cm">
          <draw:image xlink:href="Pictures/1000000100000505000002D5E9787EAEABBF6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Material</text:p>
          </draw:text-box>
        </draw:frame>
        <draw:frame draw:style-name="gr4" draw:text-style-name="P7" draw:layer="layout" svg:width="21.723cm" svg:height="7.362cm" svg:x="2.277cm" svg:y="4.116cm">
          <draw:text-box>
            <text:p text:style-name="P6"><text:span text:style-name="T1">https://www.youtube.com/watch?v=VW8kNAous88&amp;list=PLVvjrrRCBy2JS8__NYlhPeaoNz2p1aPEN</text:span></text:p>
            <text:p text:style-name="P6"><text:span text:style-name="T1"/></text:p>
            <text:p text:style-name="P6"><text:span text:style-name="T1">https://www.youtube.com/watch?v=BXqUH86F-kA&amp;list=PLntvgXM11X6pi7mW0O4ZmfUI1xDSIbmTm</text:span></text:p>
            <text:p text:style-name="P6"><text:span text:style-name="T1"/></text:p>
            <text:p text:style-name="P6"><text:span text:style-name="T1">https://www.youtube.com/watch?v=1-w1RfGIov4&amp;list=PLHz_AreHm4dlsK3Nr9GVvXCbpQyHQl1o1&amp;index=1</text:span></text:p>
            <text:p text:style-name="P6"><text:span text:style-name="T1"/></text:p>
            <text:p text:style-name="P6"><text:span text:style-name="T1">https://www.youtube.com/watch?v=TkD0QMyBa28&amp;list=PLnDvRpP8BneysKU8KivhnrVaKpILD3gZ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Projetos</text:p>
          </draw:text-box>
        </draw:frame>
        <draw:frame draw:style-name="gr5" draw:text-style-name="P8" draw:layer="layout" svg:width="26.207cm" svg:height="1.674cm" svg:x="0.5cm" svg:y="3.826cm">
          <draw:text-box>
            <text:p>https://www.figma.com/file/6NTobEu9dCEkiRuaIvONZy/Technologie-Website-(Community)?type=design&amp;node-id=0-1&amp;mode=design&amp;t=DkV1Z2GKcuMzuw61-0</text:p>
          </draw:text-box>
        </draw:frame>
        <draw:frame draw:style-name="gr3" draw:text-style-name="P4" draw:layer="layout" svg:width="14.461cm" svg:height="7.891cm" svg:x="6.539cm" svg:y="6.109cm">
          <draw:image xlink:href="Pictures/10000001000004C80000029C841A28F9E93205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Projetos</text:p>
          </draw:text-box>
        </draw:frame>
        <draw:frame draw:style-name="gr6" draw:text-style-name="P8" draw:layer="layout" svg:width="17.935cm" svg:height="0.963cm" svg:x="0.5cm" svg:y="3.5cm">
          <draw:text-box>
            <text:p>https://www.figma.com/community/file/1365273665764881282</text:p>
          </draw:text-box>
        </draw:frame>
        <draw:frame draw:style-name="gr3" draw:text-style-name="P4" draw:layer="layout" svg:width="13.114cm" svg:height="8.737cm" svg:x="6cm" svg:y="5.5cm">
          <draw:image xlink:href="Pictures/10000001000005A1000003C0AF05980A814ABC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Projetos</text:p>
          </draw:text-box>
        </draw:frame>
        <draw:frame draw:style-name="gr6" draw:text-style-name="P8" draw:layer="layout" svg:width="17.935cm" svg:height="0.963cm" svg:x="0.5cm" svg:y="3.5cm">
          <draw:text-box>
            <text:p>https://www.figma.com/community/file/1365233025361049437</text:p>
          </draw:text-box>
        </draw:frame>
        <draw:frame draw:style-name="gr3" draw:text-style-name="P4" draw:layer="layout" svg:width="16.704cm" svg:height="9.457cm" svg:x="4.796cm" svg:y="5.5cm">
          <draw:image xlink:href="Pictures/10000001000006A5000003C3BCAA1C7445B607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30T19:37:33.789911172</meta:creation-date>
    <dc:date>2024-04-30T21:52:10.935073943</dc:date>
    <meta:editing-duration>PT36M7S</meta:editing-duration>
    <meta:editing-cycles>10</meta:editing-cycles>
    <meta:generator>LibreOffice/7.3.7.2$Linux_X86_64 LibreOffice_project/30$Build-2</meta:generator>
    <meta:document-statistic meta:object-count="53"/>
  </office:meta>
</office:document-meta>
</file>